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be65" officeooo:paragraph-rsid="0007be65" style:font-weight-asian="bold" style:font-weight-complex="bold"/>
    </style:style>
    <style:style style:name="P2" style:family="paragraph" style:parent-style-name="Standard">
      <style:text-properties fo:font-weight="normal" officeooo:rsid="0007be65" officeooo:paragraph-rsid="0007be6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MANUAL</text:p>
      <text:p text:style-name="P1"/>
      <text:p text:style-name="P2"><text:span text:style-name="T1">Project</text:span>: Ultimate Solver/Transport-Optimizer</text:p>
      <text:p text:style-name="P2"/>
      <text:p text:style-name="P2"><text:span text:style-name="T1">I.</text:span> <text:span text:style-name="T1">Requirements</text:span></text:p>
      <text:p text:style-name="P2"><text:span text:style-name="T1"><text:tab/>A. Operating System (OS): </text:span>Ubuntu</text:p>
      <text:p text:style-name="P2"><text:tab/><text:span text:style-name="T1">A.</text:span> <text:span text:style-name="T1">Integrated Development Environment (IDE)</text:span> : Eclipse Neon (3.0)</text:p>
      <text:p text:style-name="P2"><text:tab/><text:span text:style-name="T1">B.</text:span> <text:span text:style-name="T1">Programming Language</text:span> : Java version "1.8.0_131"</text:p>
      <text:p text:style-name="P2"><text:tab/><text:span text:style-name="T1">C. Text Editor</text:span> : Sublime</text:p>
      <text:p text:style-name="P2"><text:tab/><text:span text:style-name="T1">D.</text:span> <text:span text:style-name="T1">Version Control System: </text:span>Git</text:p>
      <text:p text:style-name="P2">II. <text:span text:style-name="T1">Instructions</text:span></text:p>
      <text:p text:style-name="P2"><text:tab/><text:span text:style-name="T1">A. Accessing project code</text:span></text:p>
      <text:p text:style-name="P2"><text:tab/><text:tab/>1. Ensure that you have an access to the Internet.</text:p>
      <text:p text:style-name="P2"><text:tab/><text:tab/>2. Open terminal and the following:<text:line-break/><text:tab/><text:tab/><text:tab/>cd Desktop</text:p>
      <text:p text:style-name="P2"><text:tab/><text:tab/><text:tab/>git clone <text:a xlink:type="simple" xlink:href="https://github.com/drewguiao/Transport-Optimizer" text:style-name="Internet_20_link" text:visited-style-name="Visited_20_Internet_20_Link">https://github.com/drewguiao/Transport-Optimizer</text:a></text:p>
      <text:p text:style-name="P2"><text:tab/><text:tab/><text:tab/>cd Transport-Optimizer<text:line-break/><text:tab/><text:span text:style-name="T1">B. Compilation and Running using Eclipse (preferred)<text:line-break/><text:tab/><text:tab/></text:span>1. Open eclipse.<text:line-break/><text:tab/><text:tab/>2. Import Tranport-Optimizer as project<text:line-break/><text:tab/><text:tab/>3. Run code by clicking the green arrow found on the task bar.</text:p>
      <text:p text:style-name="P2"><text:tab/>C<text:span text:style-name="T1">. Compilation</text:span></text:p>
      <text:p text:style-name="P2"><text:tab/><text:tab/>1. In your terminal, assuming you are in the directory given above, compiled the unit by <text:tab/><text:tab/>typing:<text:line-break/><text:tab/><text:tab/><text:tab/>javac *.java<text:line-break/><text:tab/><text:tab/>*If ever Java upgrades to a better version, type this instead:<text:line-break/><text:tab/><text:tab/><text:tab/>javac -Xlint *.java<text:line-break/><text:tab/><text:tab/>2. Notice that .class files would be created inside the folder.</text:p>
      <text:p text:style-name="P2"><text:tab/>D<text:span text:style-name="T1">. Running</text:span><text:line-break/><text:tab/><text:tab/>1. Run the unit by typing:<text:line-break/><text:tab/><text:tab/><text:tab/>java Runnable<text:line-break/><text:tab/></text:p>
      <text:p text:style-name="P1">III. Ultimate Solver<text:line-break/><text:tab/>1. <text:span text:style-name="T2">Set-up number of variables and constraints.</text:span></text:p>
      <text:p text:style-name="P1"><text:span text:style-name="T2"><text:tab/>2. Set up Objective Function Coefficients (variables are given).</text:span></text:p>
      <text:p text:style-name="P1"><text:span text:style-name="T2"><text:tab/>3. Set up constraints coefficients (variables are also given).<text:line-break/><text:tab/>4. Select whether to maximize or minimize<text:line-break/><text:line-break/>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20:31:50.577076814</meta:creation-date>
    <dc:date>2017-12-04T20:49:25.148498618</dc:date>
    <meta:editing-duration>PT17M35S</meta:editing-duration>
    <meta:editing-cycles>1</meta:editing-cycles>
    <meta:document-statistic meta:table-count="0" meta:image-count="0" meta:object-count="0" meta:page-count="1" meta:paragraph-count="20" meta:word-count="186" meta:character-count="1271" meta:non-whitespace-character-count="1050"/>
    <meta:generator>LibreOffice/5.1.6.2$Linux_X86_64 LibreOffice_project/10m0$Build-2</meta:generator>
  </office:meta>
</office:document-meta>
</file>